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" svg:font-family="HelveticaNeueCyr" style:font-adornments="Тонкий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 style:master-page-name="Standard">
      <style:paragraph-properties style:page-number="auto"/>
    </style:style>
    <style:style style:name="P2" style:family="paragraph" style:parent-style-name="_5f_text">
      <style:text-properties officeooo:rsid="003ea427" officeooo:paragraph-rsid="003ea42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22fbd"/>
    </style:style>
    <style:style style:name="T3" style:family="text">
      <style:text-properties fo:language="ru" fo:country="RU"/>
    </style:style>
    <style:style style:name="T4" style:family="text">
      <style:text-properties officeooo:rsid="003ea4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_5f_text"/>
      <text:p text:style-name="_5f_text"/>
      <text:p text:style-name="_5f_text"/>
      <text:p text:style-name="_5f_text"/>
      <text:p text:style-name="_5f_code">sudo apt update</text:p>
      <text:p text:style-name="_5f_code">sudo apt-<text:span text:style-name="T2">get</text:span> install -<text:span text:style-name="T2">y</text:span> php libapache2-mod-php</text:p>
      <text:p text:style-name="_5f_code">sudo systemctl restart apache2</text:p>
      <text:p text:style-name="_5f_text">Тестирование обработки PHP</text:p>
      <text:p text:style-name="_5f_text">Чтобы проверить, правильно ли настроен веб-сервер для обработки PHP, создайте новый файл с именем info.php внутри /var/www/htmlкаталога со следующим кодом:</text:p>
      <text:p text:style-name="_5f_text"/>
      <text:p text:style-name="_5f_text">/var/www/html/info.php</text:p>
      <text:p text:style-name="_5f_text">&lt;?php</text:p>
      <text:p text:style-name="_5f_text"/>
      <text:p text:style-name="_5f_text">phpinfo();</text:p>
      <text:p text:style-name="_5f_text">Копировать</text:p>
      <text:p text:style-name="_5f_text">Сохраните файл, откройте браузер, и визит: http://your_server_ip/info.php.</text:p>
      <text:p text:style-name="_5f_text"/>
      <text:p text:style-name="_5f_text">Вы увидите информацию о своей конфигурации PHP, как показано на изображении ниже:</text:p>
      <text:p text:style-name="P2">тут картинка</text:p>
      <text:p text:style-name="_5f_heading_5f_4"><text:span text:style-name="T4">Н</text:span>еобходимо включить короткий открытый тег</text:p>
      <text:p text:style-name="P2">Нахлдим на phpinfo(); откуда он берёт конфиг <text:span text:style-name="T1">php </text:span><text:span text:style-name="T3">и правим</text:span></text:p>
      <text:p text:style-name="P2"><text:span text:style-name="T3">short_open_tag=On</text:span></text:p>
      <text:p text:style-name="P2"><text:span text:style-name="T3">потом перезапускаем апач</text:span></text:p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" svg:font-family="HelveticaNeueCyr" style:font-adornments="Тонкий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08</meta:editing-cycles>
    <meta:print-date>1970-01-01T03:00:00</meta:print-date>
    <meta:creation-date>2019-07-03T13:26:00</meta:creation-date>
    <dc:date>2020-10-31T17:42:35.126000000</dc:date>
    <meta:editing-duration>P6DT13H50M45S</meta:editing-duration>
    <meta:generator>LibreOffice/7.0.2.2$Windows_X86_64 LibreOffice_project/8349ace3c3162073abd90d81fd06dcfb6b36b994</meta:generator>
    <meta:document-statistic meta:table-count="0" meta:image-count="0" meta:object-count="0" meta:page-count="1" meta:paragraph-count="16" meta:word-count="80" meta:character-count="625" meta:non-whitespace-character-count="561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